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3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5cm" fo:min-width="24.75cm" loext:glow-radius="0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076cm" fo:padding-top="0.142cm" fo:padding-bottom="0.142cm" fo:padding-left="0.267cm" fo:padding-right="0.267cm" draw:shadow="visible" draw:shadow-color="#bababa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202cm" fo:min-width="2.508cm" fo:padding-top="0.142cm" fo:padding-bottom="0.142cm" fo:padding-left="0.267cm" fo:padding-right="0.267cm" draw:shadow="visible" draw:shadow-color="#bababa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Symmetric_20_Arrow" draw:marker-end-width="0.379cm" svg:stroke-opacity="100%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8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1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3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302cm" fo:min-width="3.566cm"/>
    </style:style>
    <style:style style:name="gr14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7.5cm" fo:min-width="24.75cm" loext:glow-radius="0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7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8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19" style:family="graphic" style:parent-style-name="objectwithoutfill">
      <style:graphic-properties svg:stroke-width="0.053cm" svg:stroke-color="#ffffff" draw:marker-start-width="0.279cm" draw:marker-end="Symmetric_20_Arrow" draw:marker-end-width="0.379cm" svg:stroke-opacity="100%" draw:fill="solid" draw:fill-color="#666666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1.025cm" fo:min-width="2.866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13cm" fo:min-width="1.797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81cm" fo:min-width="2.61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666666" draw:textarea-horizontal-align="left" draw:auto-grow-height="true" draw:auto-grow-width="true" fo:min-height="0.581cm" fo:min-width="2.017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="solid" draw:fill-color="#7f7f7f" draw:textarea-horizontal-align="justify" draw:textarea-vertical-align="middle" draw:auto-grow-height="false" fo:min-height="2.386cm" fo:min-width="4.176cm" fo:padding-top="0.142cm" fo:padding-bottom="0.142cm" fo:padding-left="0.267cm" fo:padding-right="0.267cm" draw:shadow="visible" draw:shadow-color="#bababa"/>
      <style:paragraph-properties style:writing-mode="lr-tb"/>
    </style:style>
    <style:style style:name="gr25" style:family="graphic" style:parent-style-name="standard">
      <style:graphic-properties draw:stroke="dash" draw:stroke-dash="Long_20_Dot" svg:stroke-width="0.053cm" svg:stroke-color="#ffffff" draw:marker-start-width="0.279cm" draw:marker-end="Symmetric_20_Arrow" draw:marker-end-width="0.379cm" draw:fill="solid" draw:fill-color="#666666" draw:fill-gradient-name="Gradient_20_1" draw:fill-hatch-name="Hatching_20_1" draw:fill-image-name="Bitmap_20_1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Arial" fo:font-size="13pt" style:font-size-asian="10.5pt" style:font-size-complex="10.5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Arial" fo:font-size="13pt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0.5pt" style:font-size-complex="10.5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3pt" style:font-size-asian="15pt" style:font-size-complex="15pt"/>
    </style:style>
    <style:style style:name="P10" style:family="paragraph">
      <loext:graphic-properties draw:fill="none"/>
      <style:paragraph-properties fo:text-align="center" style:writing-mode="lr-tb"/>
      <style:text-properties style:font-name="Arial" fo:font-size="13pt" style:font-size-asian="15pt" style:font-size-complex="15pt"/>
    </style:style>
    <style:style style:name="P11" style:family="paragraph">
      <style:paragraph-properties fo:margin-left="0cm" fo:margin-right="0cm" fo:margin-top="0cm" fo:margin-bottom="0cm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13" style:family="paragraph">
      <style:paragraph-properties fo:margin-left="0cm" fo:margin-right="0cm" fo:margin-top="0cm" fo:margin-bottom="0.212cm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15" style:family="paragraph">
      <loext:graphic-properties draw:fill="none"/>
      <style:paragraph-properties fo:margin-top="0cm" fo:margin-bottom="0.1cm" fo:text-align="center"/>
      <style:text-properties style:font-name="Arial"/>
    </style:style>
    <style:style style:name="P16" style:family="paragraph">
      <loext:graphic-properties draw:fill="solid" draw:fill-color="#666666"/>
      <style:paragraph-properties fo:text-align="center"/>
    </style:style>
    <style:style style:name="P17" style:family="paragraph">
      <style:paragraph-properties fo:margin-left="0cm" fo:margin-right="0cm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18" style:family="paragraph">
      <loext:graphic-properties draw:fill="solid" draw:fill-color="#7f7f7f"/>
      <style:paragraph-properties fo:text-align="center" style:writing-mode="lr-tb"/>
      <style:text-properties fo:color="#d0d0d0" loext:opacity="100%" style:font-name="Arial" fo:font-size="13pt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 style:writing-mode="lr-tb"/>
      <style:text-properties fo:color="#d0d0d0" loext:opacity="100%" style:font-name="Arial" fo:font-size="13pt" style:font-size-asian="10.5pt" style:font-size-complex="10.5pt"/>
    </style:style>
    <style:style style:name="P22" style:family="paragraph">
      <style:paragraph-properties fo:margin-left="0cm" fo:margin-right="0cm" fo:text-align="center" fo:text-indent="0cm"/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P23" style:family="paragraph">
      <loext:graphic-properties draw:fill="solid" draw:fill-color="#666666"/>
      <style:paragraph-properties fo:text-align="center" style:writing-mode="lr-tb"/>
      <style:text-properties style:font-name="Arial" fo:font-size="13pt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666666"/>
      <style:paragraph-properties fo:margin-left="0cm" fo:margin-right="0cm" fo:margin-top="0cm" fo:margin-bottom="0cm" fo:text-align="center" fo:text-indent="0cm" style:writing-mode="lr-tb"/>
      <style:text-properties style:font-name="Arial" fo:font-size="13pt" style:font-size-asian="15pt" style:font-size-complex="15pt"/>
    </style:style>
    <style:style style:name="P26" style:family="paragraph">
      <loext:graphic-properties draw:fill="solid" draw:fill-color="#666666"/>
      <style:paragraph-properties fo:margin-left="0cm" fo:margin-right="0cm" fo:margin-top="0cm" fo:margin-bottom="0.212cm" fo:text-indent="0cm" style:writing-mode="lr-tb"/>
      <style:text-properties style:font-name="Arial" fo:font-size="13pt" style:font-size-asian="15pt" style:font-size-complex="15pt"/>
    </style:style>
    <style:style style:name="P27" style:family="paragraph">
      <loext:graphic-properties draw:fill="solid" draw:fill-color="#666666" draw:fill-gradient-name="Gradient_20_1" draw:fill-hatch-name="Hatching_20_1" draw:fill-image-name="Bitmap_20_1"/>
      <style:paragraph-properties fo:margin-left="0cm" fo:margin-right="0.2cm" fo:margin-top="0cm" fo:margin-bottom="0cm" fo:text-align="center" fo:text-indent="0cm"/>
      <style:text-properties style:font-name="Arial" fo:font-size="13pt" style:font-size-asian="15pt" style:font-size-complex="1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3pt" style:letter-kerning="true" style:font-name-asian="WenQuanYi Micro Hei" style:font-size-asian="10.5pt" style:font-name-complex="FreeSans1" style:font-size-complex="10.5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italic" fo:text-shadow="none" style:text-underline-style="none" fo:font-weight="normal" style:letter-kerning="true" style:font-name-asian="Calibri" style:font-size-asian="10.5pt" style:font-style-asian="italic" style:font-weight-asian="normal" style:font-name-complex="Book Antiqua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2pt" style:font-style-asian="normal" style:font-weight-asian="normal" style:font-name-complex="Book Antiqua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name-asian="Calibri" style:font-size-asian="10.5pt" style:font-style-asian="normal" style:font-weight-asian="normal" style:font-name-complex="Book Antiqua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d0d0d0" loext:opacity="100%" style:font-name="Arial" fo:font-size="13pt" style:letter-kerning="true" style:font-name-asian="WenQuanYi Micro Hei" style:font-size-asian="10.5pt" style:font-name-complex="FreeSans1" style:font-size-complex="10.5pt"/>
    </style:style>
    <style:style style:name="T7" style:family="text">
      <style:text-properties fo:color="#d0d0d0" loext:opacity="100%" style:font-name="Arial" fo:font-size="13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25cm" svg:height="17.75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71cm" svg:height="2.67cm" svg:x="14.5cm" svg:y="2cm">
          <text:p text:style-name="P2"><text:span text:style-name="T1">OBJETIVO:</text:span></text:p>
          <text:p text:style-name="P2"><text:span text:style-name="T1">Entendimento e</text:span></text:p>
          <text:p text:style-name="P2"><text:span text:style-name="T1">definição do</text:span></text:p>
          <text:p text:style-name="P2"><text:span text:style-name="T1">probl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4.71cm" svg:height="2.67cm" svg:x="21.44cm" svg:y="5.6cm">
          <text:p text:style-name="P4"><text:span text:style-name="T2">DADOS:</text:span></text:p>
          <text:p text:style-name="P4"><text:span text:style-name="T2">Identificação e</text:span></text:p>
          <text:p text:style-name="P4"><text:span text:style-name="T2">colet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1cm" svg:height="2.67cm" svg:x="7.9cm" svg:y="11.6cm">
          <text:p text:style-name="P6"><text:span text:style-name="T1">MODELAGEM:</text:span></text:p>
          <text:p text:style-name="P6"><text:span text:style-name="T1">Estatística e</text:span></text:p>
          <text:p text:style-name="P6"><text:span text:style-name="T3">Machine Lear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4.71cm" svg:height="2.67cm" svg:x="14.65cm" svg:y="15.33cm">
          <text:p text:style-name="P6"><text:span text:style-name="T1">EXPLORAÇÃO:</text:span></text:p>
          <text:p text:style-name="P6"><text:span text:style-name="T1">Análise </text:span></text:p>
          <text:p text:style-name="P6"><text:span text:style-name="T1">exploratóri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1cm" svg:height="2.67cm" svg:x="7.79cm" svg:y="5.68cm">
          <text:p text:style-name="P6"><text:span text:style-name="T1">IMPLATAÇÃO:</text:span></text:p>
          <text:p text:style-name="P6"><text:span text:style-name="T1">Utilização e</text:span></text:p>
          <text:p text:style-name="P6"><text:span text:style-name="T1">tomada de decisã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3cm" svg:height="2.1cm" svg:x="2.75cm" svg:y="9.05cm">
          <text:p text:style-name="P8"><text:span text:style-name="T1">Validação</text:span></text:p>
          <text:p text:style-name="P8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4.3cm" svg:height="2.1cm" svg:x="2.6cm" svg:y="14.8cm">
          <text:p text:style-name="P8"><text:span text:style-name="T1">Reformulação</text:span></text:p>
          <text:p text:style-name="P8"><text:span text:style-name="T1">do model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9.75cm" svg:y1="3.5cm" svg:x2="22cm" svg:y2="5.25cm">
          <text:p/>
        </draw:line>
        <draw:frame draw:style-name="gr8" draw:text-style-name="P12" draw:layer="layout" svg:width="3.366cm" svg:height="1.275cm" svg:x="3.25cm" svg:y="7.123cm">
          <draw:text-box>
            <text:p text:style-name="P11"><text:span text:style-name="T4">Aplicação do</text:span></text:p>
            <text:p text:style-name="P11"><text:span text:style-name="T4">Modelo</text:span></text:p>
          </draw:text-box>
        </draw:frame>
        <draw:frame draw:style-name="gr9" draw:text-style-name="P14" draw:layer="layout" svg:width="2.297cm" svg:height="0.763cm" svg:x="7.1cm" svg:y="3.819cm">
          <draw:text-box>
            <text:p text:style-name="P13"><text:span text:style-name="T5">Dados</text:span></text:p>
          </draw:text-box>
        </draw:frame>
        <draw:frame draw:style-name="gr10" draw:text-style-name="P14" draw:layer="layout" svg:width="3.11cm" svg:height="0.831cm" svg:x="10.55cm" svg:y="3.75cm">
          <draw:text-box>
            <text:p text:style-name="P13"><text:span text:style-name="T5">Informações</text:span></text:p>
          </draw:text-box>
        </draw:frame>
        <draw:frame draw:style-name="gr11" draw:text-style-name="P14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12" draw:text-style-name="P5" draw:layer="layout" svg:width="4.71cm" svg:height="2.67cm" svg:x="21.45cm" svg:y="11.35cm">
          <text:p text:style-name="P4"><text:span text:style-name="T2">DADOS:</text:span></text:p>
          <text:p text:style-name="P4"><text:span text:style-name="T2">Processamento</text:span></text:p>
          <text:p text:style-name="P4"><text:span text:style-name="T2">dos dados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3.75cm" svg:y1="9cm" svg:x2="23.75cm" svg:y2="10.75cm">
          <text:p/>
        </draw:line>
        <draw:line draw:style-name="gr7" draw:text-style-name="P10" draw:layer="layout" svg:x1="23cm" svg:y1="14.75cm" svg:x2="20cm" svg:y2="16.75cm">
          <text:p/>
        </draw:line>
        <draw:line draw:style-name="gr7" draw:text-style-name="P10" draw:layer="layout" svg:x1="14.25cm" svg:y1="16.75cm" svg:x2="10.75cm" svg:y2="14.75cm">
          <text:p/>
        </draw:line>
        <draw:line draw:style-name="gr7" draw:text-style-name="P10" draw:layer="layout" svg:x1="7.75cm" svg:y1="12.25cm" svg:x2="6.5cm" svg:y2="11cm">
          <text:p/>
        </draw:line>
        <draw:line draw:style-name="gr7" draw:text-style-name="P10" draw:layer="layout" svg:x1="4cm" svg:y1="11.45cm" svg:x2="4cm" svg:y2="14.7cm">
          <text:p/>
        </draw:line>
        <draw:line draw:style-name="gr7" draw:text-style-name="P10" draw:layer="layout" svg:x1="6.25cm" svg:y1="15cm" svg:x2="7.75cm" svg:y2="13.75cm">
          <text:p/>
        </draw:line>
        <draw:line draw:style-name="gr7" draw:text-style-name="P10" draw:layer="layout" svg:x1="5.75cm" svg:y1="8.7cm" svg:x2="7.5cm" svg:y2="7.2cm">
          <text:p/>
        </draw:line>
        <draw:line draw:style-name="gr7" draw:text-style-name="P10" draw:layer="layout" svg:x1="8.25cm" svg:y1="4.5cm" svg:x2="9.25cm" svg:y2="5.5cm">
          <text:p/>
        </draw:line>
        <draw:line draw:style-name="gr7" draw:text-style-name="P10" draw:layer="layout" svg:x1="11cm" svg:y1="5.5cm" svg:x2="11.5cm" svg:y2="4.5cm">
          <text:p/>
        </draw:line>
        <draw:custom-shape draw:style-name="gr13" draw:text-style-name="P15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0" draw:layer="layout" svg:x1="16.75cm" svg:y1="6.175cm" svg:x2="16.746cm" svg:y2="6.175cm">
          <text:p/>
        </draw:line>
        <draw:line draw:style-name="gr7" draw:text-style-name="P10" draw:layer="layout" svg:x1="17.074cm" svg:y1="14.014cm" svg:x2="17.078cm" svg:y2="14.014cm">
          <text:p/>
        </draw:line>
        <draw:line draw:style-name="gr7" draw:text-style-name="P10" draw:layer="layout" svg:x1="19.765cm" svg:y1="9.754cm" svg:x2="19.765cm" svg:y2="9.75cm">
          <text:p/>
        </draw:line>
        <draw:line draw:style-name="gr7" draw:text-style-name="P10" draw:layer="layout" svg:x1="14.025cm" svg:y1="10.046cm" svg:x2="14.025cm" svg:y2="10.05cm">
          <text:p/>
        </draw:line>
      </draw:page>
      <draw:page draw:name="page2" draw:style-name="dp1" draw:master-page-name="Default">
        <draw:custom-shape draw:style-name="gr14" draw:text-style-name="P16" draw:layer="layout" svg:width="25.25cm" svg:height="17.75cm" svg:x="1.8cm" svg:y="1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4.71cm" svg:height="2.67cm" svg:x="14.5cm" svg:y="2cm">
          <text:p text:style-name="P17">OBJETIVO:</text:p>
          <text:p text:style-name="P17">Entendimento e</text:p>
          <text:p text:style-name="P17">definição do</text:p>
          <text:p text:style-name="P17">proble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0" draw:layer="layout" svg:width="4.71cm" svg:height="2.67cm" svg:x="21.44cm" svg:y="5.6cm">
          <text:p text:style-name="P19"><text:span text:style-name="T6">DADOS:</text:span></text:p>
          <text:p text:style-name="P19"><text:span text:style-name="T6">Identificação e</text:span></text:p>
          <text:p text:style-name="P19"><text:span text:style-name="T6">coleta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61cm" svg:height="2.67cm" svg:x="7.9cm" svg:y="11.6cm">
          <text:p text:style-name="P19">MODELAGEM:</text:p>
          <text:p text:style-name="P19">Estatística e</text:p>
          <text:p text:style-name="P19">Machine Learning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71cm" svg:height="2.67cm" svg:x="14.65cm" svg:y="15.33cm">
          <text:p text:style-name="P22">EXPLORAÇÃO:</text:p>
          <text:p text:style-name="P19">Análise </text:p>
          <text:p text:style-name="P19">exploratória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61cm" svg:height="2.67cm" svg:x="7.79cm" svg:y="5.68cm">
          <text:p text:style-name="P19">IMPLATAÇÃO:</text:p>
          <text:p text:style-name="P19">Utilização e</text:p>
          <text:p text:style-name="P19">tomada de decisão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4.3cm" svg:height="2.1cm" svg:x="2.75cm" svg:y="9.05cm">
          <text:p text:style-name="P19">Validação</text:p>
          <text:p text:style-name="P19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1" draw:layer="layout" svg:width="4.3cm" svg:height="2.1cm" svg:x="2.6cm" svg:y="14.8cm">
          <text:p text:style-name="P19">Reformulação</text:p>
          <text:p text:style-name="P19">do model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9.75cm" svg:y1="3.5cm" svg:x2="22cm" svg:y2="5.25cm">
          <text:p/>
        </draw:line>
        <draw:frame draw:style-name="gr20" draw:text-style-name="P25" draw:layer="layout" svg:width="3.366cm" svg:height="1.275cm" svg:x="3.25cm" svg:y="7.123cm">
          <draw:text-box>
            <text:p text:style-name="P24"><text:span text:style-name="T7">Aplicação do</text:span></text:p>
            <text:p text:style-name="P24"><text:span text:style-name="T7">Modelo</text:span></text:p>
          </draw:text-box>
        </draw:frame>
        <draw:frame draw:style-name="gr21" draw:text-style-name="P26" draw:layer="layout" svg:width="2.297cm" svg:height="0.763cm" svg:x="7.1cm" svg:y="3.819cm">
          <draw:text-box>
            <text:p text:style-name="P24"><text:span text:style-name="T7">Dados</text:span></text:p>
          </draw:text-box>
        </draw:frame>
        <draw:frame draw:style-name="gr22" draw:text-style-name="P26" draw:layer="layout" svg:width="3.11cm" svg:height="0.831cm" svg:x="10.55cm" svg:y="3.75cm">
          <draw:text-box>
            <text:p text:style-name="P24"><text:span text:style-name="T7">Informações</text:span></text:p>
          </draw:text-box>
        </draw:frame>
        <draw:frame draw:style-name="gr23" draw:text-style-name="P26" draw:layer="layout" svg:width="2.517cm" svg:height="0.831cm" svg:x="15.7cm" svg:y="9.719cm">
          <draw:text-box>
            <text:p text:style-name="P13"><text:span text:style-name="T5">Feedback</text:span></text:p>
          </draw:text-box>
        </draw:frame>
        <draw:custom-shape draw:style-name="gr24" draw:text-style-name="P20" draw:layer="layout" svg:width="4.71cm" svg:height="2.67cm" svg:x="21.45cm" svg:y="11.35cm">
          <text:p text:style-name="P19">DADOS:</text:p>
          <text:p text:style-name="P19">Processamento</text:p>
          <text:p text:style-name="P19">dos dados</text:p>
          <draw:enhanced-geometry svg:viewBox="0 0 21600 21600" draw:type="rectangle" draw:enhanced-path="M 0 0 L 21600 0 21600 21600 0 21600 0 0 Z N"/>
        </draw:custom-shape>
        <draw:line draw:style-name="gr19" draw:text-style-name="P23" draw:layer="layout" svg:x1="23.75cm" svg:y1="9cm" svg:x2="23.75cm" svg:y2="10.75cm">
          <text:p/>
        </draw:line>
        <draw:line draw:style-name="gr19" draw:text-style-name="P23" draw:layer="layout" svg:x1="23cm" svg:y1="14.75cm" svg:x2="20cm" svg:y2="16.75cm">
          <text:p/>
        </draw:line>
        <draw:line draw:style-name="gr19" draw:text-style-name="P23" draw:layer="layout" svg:x1="14.25cm" svg:y1="16.75cm" svg:x2="10.75cm" svg:y2="14.75cm">
          <text:p/>
        </draw:line>
        <draw:line draw:style-name="gr19" draw:text-style-name="P23" draw:layer="layout" svg:x1="7.75cm" svg:y1="12.25cm" svg:x2="6.5cm" svg:y2="11cm">
          <text:p/>
        </draw:line>
        <draw:line draw:style-name="gr19" draw:text-style-name="P23" draw:layer="layout" svg:x1="4cm" svg:y1="11.45cm" svg:x2="4cm" svg:y2="14.7cm">
          <text:p/>
        </draw:line>
        <draw:line draw:style-name="gr19" draw:text-style-name="P23" draw:layer="layout" svg:x1="6.25cm" svg:y1="15cm" svg:x2="7.75cm" svg:y2="13.75cm">
          <text:p/>
        </draw:line>
        <draw:line draw:style-name="gr19" draw:text-style-name="P23" draw:layer="layout" svg:x1="5.75cm" svg:y1="8.7cm" svg:x2="7.5cm" svg:y2="7.2cm">
          <text:p/>
        </draw:line>
        <draw:line draw:style-name="gr19" draw:text-style-name="P23" draw:layer="layout" svg:x1="8.25cm" svg:y1="4.5cm" svg:x2="9.25cm" svg:y2="5.5cm">
          <text:p/>
        </draw:line>
        <draw:line draw:style-name="gr19" draw:text-style-name="P23" draw:layer="layout" svg:x1="11cm" svg:y1="5.5cm" svg:x2="11.5cm" svg:y2="4.5cm">
          <text:p/>
        </draw:line>
        <draw:custom-shape draw:style-name="gr25" draw:text-style-name="P27" draw:layer="layout" svg:width="5.75cm" svg:height="7.85cm" svg:x="1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3" draw:layer="layout" svg:x1="16.75cm" svg:y1="6.175cm" svg:x2="16.746cm" svg:y2="6.175cm">
          <text:p/>
        </draw:line>
        <draw:line draw:style-name="gr19" draw:text-style-name="P23" draw:layer="layout" svg:x1="17.074cm" svg:y1="14.014cm" svg:x2="17.078cm" svg:y2="14.014cm">
          <text:p/>
        </draw:line>
        <draw:line draw:style-name="gr19" draw:text-style-name="P23" draw:layer="layout" svg:x1="19.765cm" svg:y1="9.754cm" svg:x2="19.765cm" svg:y2="9.75cm">
          <text:p/>
        </draw:line>
        <draw:line draw:style-name="gr19" draw:text-style-name="P23" draw:layer="layout" svg:x1="14.025cm" svg:y1="10.046cm" svg:x2="14.025cm" svg:y2="10.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ourier New1" svg:font-family="'Courier New'" style:font-pitch="variable"/>
    <style:font-face style:name="FreeSans2" svg:font-family="FreeSans" style:font-pitch="variable"/>
    <style:font-face style:name="Liberation Mono2" svg:font-family="'Liberation Mono', 'Courier New'" style:font-pitch="variable"/>
    <style:font-face style:name="Liberation Sans3" svg:font-family="'Liberation Sans', Arial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Tahoma2" svg:font-family="Tahoma" style:font-pitch="variable"/>
    <style:font-face style:name="Times New Roman2" svg:font-family="'Times New Roman'" style:font-pitch="variable"/>
    <style:font-face style:name="WenQuanYi Micro Hei1" svg:font-family="'WenQuanYi Micro Hei'" style:font-pitch="variable"/>
    <style:font-face style:name="Wingdings1" svg:font-family="Wingdings" style:font-pitch="variable"/>
    <style:font-face style:name="Book Antiqua" svg:font-family="'Book Antiqua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Mono1" svg:font-family="'Liberation Mono', 'Courier New'" style:font-family-generic="system" style:font-pitch="variable"/>
    <style:font-face style:name="Liberation Sans2" svg:font-family="'Liberation Sans', Arial" style:font-family-generic="system" style:font-pitch="variable"/>
    <style:font-face style:name="OpenSymbol1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1cm" draw:marker-end-width="0.21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Label_20_923" style:display-name="ListLabel 9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2" style:display-name="ListLabel 9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1" style:display-name="ListLabel 9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0" style:display-name="ListLabel 9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9" style:display-name="ListLabel 9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8" style:display-name="ListLabel 9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7" style:display-name="ListLabel 9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6" style:display-name="ListLabel 9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5" style:display-name="ListLabel 915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914" style:display-name="ListLabel 9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3" style:display-name="ListLabel 9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2" style:display-name="ListLabel 9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1" style:display-name="ListLabel 9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0" style:display-name="ListLabel 9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9" style:display-name="ListLabel 9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8" style:display-name="ListLabel 9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7" style:display-name="ListLabel 9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6" style:display-name="ListLabel 9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5" style:display-name="ListLabel 9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4" style:display-name="ListLabel 9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3" style:display-name="ListLabel 9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2" style:display-name="ListLabel 9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1" style:display-name="ListLabel 9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0" style:display-name="ListLabel 9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9" style:display-name="ListLabel 8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8" style:display-name="ListLabel 8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7" style:display-name="ListLabel 8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6" style:display-name="ListLabel 8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5" style:display-name="ListLabel 8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4" style:display-name="ListLabel 8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3" style:display-name="ListLabel 8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2" style:display-name="ListLabel 8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1" style:display-name="ListLabel 8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0" style:display-name="ListLabel 8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9" style:display-name="ListLabel 8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8" style:display-name="ListLabel 88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87" style:display-name="ListLabel 8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6" style:display-name="ListLabel 8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5" style:display-name="ListLabel 8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4" style:display-name="ListLabel 8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3" style:display-name="ListLabel 8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2" style:display-name="ListLabel 8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1" style:display-name="ListLabel 8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0" style:display-name="ListLabel 8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9" style:display-name="ListLabel 879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78" style:display-name="ListLabel 8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7" style:display-name="ListLabel 8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6" style:display-name="ListLabel 8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5" style:display-name="ListLabel 8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4" style:display-name="ListLabel 8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3" style:display-name="ListLabel 8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2" style:display-name="ListLabel 8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1" style:display-name="ListLabel 8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0" style:display-name="ListLabel 87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9" style:display-name="ListLabel 8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8" style:display-name="ListLabel 8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7" style:display-name="ListLabel 8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6" style:display-name="ListLabel 8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5" style:display-name="ListLabel 8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4" style:display-name="ListLabel 8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3" style:display-name="ListLabel 8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2" style:display-name="ListLabel 8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1" style:display-name="ListLabel 86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60" style:display-name="ListLabel 8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9" style:display-name="ListLabel 8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8" style:display-name="ListLabel 8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7" style:display-name="ListLabel 8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6" style:display-name="ListLabel 8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5" style:display-name="ListLabel 8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4" style:display-name="ListLabel 8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3" style:display-name="ListLabel 8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2" style:display-name="ListLabel 85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51" style:display-name="ListLabel 8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0" style:display-name="ListLabel 8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9" style:display-name="ListLabel 8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8" style:display-name="ListLabel 8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7" style:display-name="ListLabel 8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6" style:display-name="ListLabel 8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5" style:display-name="ListLabel 8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4" style:display-name="ListLabel 8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3" style:display-name="ListLabel 84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842" style:display-name="ListLabel 8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1" style:display-name="ListLabel 8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0" style:display-name="ListLabel 8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9" style:display-name="ListLabel 8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8" style:display-name="ListLabel 8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7" style:display-name="ListLabel 8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6" style:display-name="ListLabel 8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5" style:display-name="ListLabel 8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4" style:display-name="ListLabel 8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3" style:display-name="ListLabel 8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2" style:display-name="ListLabel 8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1" style:display-name="ListLabel 8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0" style:display-name="ListLabel 8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9" style:display-name="ListLabel 8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8" style:display-name="ListLabel 8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7" style:display-name="ListLabel 8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6" style:display-name="ListLabel 8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5" style:display-name="ListLabel 8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4" style:display-name="ListLabel 8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3" style:display-name="ListLabel 8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2" style:display-name="ListLabel 8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1" style:display-name="ListLabel 8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0" style:display-name="ListLabel 8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9" style:display-name="ListLabel 8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8" style:display-name="ListLabel 8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7" style:display-name="ListLabel 8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6" style:display-name="ListLabel 81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15" style:display-name="ListLabel 8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4" style:display-name="ListLabel 8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3" style:display-name="ListLabel 8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2" style:display-name="ListLabel 8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1" style:display-name="ListLabel 8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0" style:display-name="ListLabel 8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9" style:display-name="ListLabel 8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8" style:display-name="ListLabel 8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7" style:display-name="ListLabel 807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806" style:display-name="ListLabel 8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5" style:display-name="ListLabel 8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4" style:display-name="ListLabel 8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3" style:display-name="ListLabel 8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2" style:display-name="ListLabel 8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1" style:display-name="ListLabel 8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0" style:display-name="ListLabel 8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9" style:display-name="ListLabel 7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8" style:display-name="ListLabel 79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97" style:display-name="ListLabel 7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6" style:display-name="ListLabel 7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5" style:display-name="ListLabel 7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4" style:display-name="ListLabel 7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3" style:display-name="ListLabel 7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2" style:display-name="ListLabel 7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1" style:display-name="ListLabel 7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0" style:display-name="ListLabel 7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9" style:display-name="ListLabel 78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88" style:display-name="ListLabel 7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7" style:display-name="ListLabel 7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6" style:display-name="ListLabel 7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5" style:display-name="ListLabel 7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4" style:display-name="ListLabel 7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3" style:display-name="ListLabel 7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2" style:display-name="ListLabel 7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1" style:display-name="ListLabel 7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0" style:display-name="ListLabel 78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9" style:display-name="ListLabel 7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8" style:display-name="ListLabel 7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7" style:display-name="ListLabel 7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6" style:display-name="ListLabel 7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5" style:display-name="ListLabel 7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4" style:display-name="ListLabel 7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3" style:display-name="ListLabel 7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2" style:display-name="ListLabel 7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71" style:display-name="ListLabel 771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770" style:display-name="ListLabel 7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9" style:display-name="ListLabel 7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8" style:display-name="ListLabel 7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7" style:display-name="ListLabel 7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6" style:display-name="ListLabel 7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5" style:display-name="ListLabel 7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4" style:display-name="ListLabel 7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3" style:display-name="ListLabel 7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2" style:display-name="ListLabel 7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1" style:display-name="ListLabel 7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0" style:display-name="ListLabel 7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9" style:display-name="ListLabel 7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8" style:display-name="ListLabel 7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7" style:display-name="ListLabel 7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6" style:display-name="ListLabel 7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5" style:display-name="ListLabel 7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4" style:display-name="ListLabel 7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3" style:display-name="ListLabel 7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2" style:display-name="ListLabel 7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1" style:display-name="ListLabel 7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0" style:display-name="ListLabel 7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9" style:display-name="ListLabel 7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8" style:display-name="ListLabel 7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7" style:display-name="ListLabel 7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6" style:display-name="ListLabel 7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5" style:display-name="ListLabel 7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4" style:display-name="ListLabel 74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43" style:display-name="ListLabel 7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2" style:display-name="ListLabel 7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1" style:display-name="ListLabel 7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0" style:display-name="ListLabel 7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9" style:display-name="ListLabel 7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8" style:display-name="ListLabel 7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7" style:display-name="ListLabel 7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6" style:display-name="ListLabel 7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5" style:display-name="ListLabel 735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34" style:display-name="ListLabel 7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3" style:display-name="ListLabel 7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2" style:display-name="ListLabel 7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1" style:display-name="ListLabel 7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0" style:display-name="ListLabel 7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9" style:display-name="ListLabel 7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8" style:display-name="ListLabel 7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7" style:display-name="ListLabel 7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6" style:display-name="ListLabel 72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25" style:display-name="ListLabel 7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4" style:display-name="ListLabel 7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3" style:display-name="ListLabel 7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2" style:display-name="ListLabel 7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1" style:display-name="ListLabel 7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0" style:display-name="ListLabel 7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9" style:display-name="ListLabel 7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8" style:display-name="ListLabel 7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7" style:display-name="ListLabel 71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16" style:display-name="ListLabel 7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5" style:display-name="ListLabel 7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4" style:display-name="ListLabel 7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3" style:display-name="ListLabel 7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2" style:display-name="ListLabel 7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1" style:display-name="ListLabel 7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0" style:display-name="ListLabel 7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9" style:display-name="ListLabel 7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8" style:display-name="ListLabel 708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07" style:display-name="ListLabel 7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6" style:display-name="ListLabel 7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5" style:display-name="ListLabel 7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4" style:display-name="ListLabel 7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3" style:display-name="ListLabel 7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2" style:display-name="ListLabel 7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1" style:display-name="ListLabel 7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0" style:display-name="ListLabel 7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9" style:display-name="ListLabel 699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OpenSymbol2" style:font-family-asian="OpenSymbol, 'Arial Unicode MS'" style:font-pitch-asian="variable"/>
    </style:style>
    <style:style style:name="ListLabel_20_698" style:display-name="ListLabel 6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7" style:display-name="ListLabel 6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6" style:display-name="ListLabel 6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5" style:display-name="ListLabel 6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4" style:display-name="ListLabel 6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3" style:display-name="ListLabel 6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2" style:display-name="ListLabel 6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1" style:display-name="ListLabel 6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0" style:display-name="ListLabel 6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9" style:display-name="ListLabel 6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8" style:display-name="ListLabel 6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7" style:display-name="ListLabel 6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6" style:display-name="ListLabel 6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5" style:display-name="ListLabel 6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4" style:display-name="ListLabel 6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3" style:display-name="ListLabel 6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2" style:display-name="ListLabel 6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1" style:display-name="ListLabel 6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0" style:display-name="ListLabel 6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9" style:display-name="ListLabel 6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8" style:display-name="ListLabel 6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7" style:display-name="ListLabel 6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6" style:display-name="ListLabel 6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5" style:display-name="ListLabel 6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4" style:display-name="ListLabel 6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3" style:display-name="ListLabel 6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2" style:display-name="ListLabel 67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71" style:display-name="ListLabel 6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0" style:display-name="ListLabel 6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9" style:display-name="ListLabel 6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8" style:display-name="ListLabel 6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7" style:display-name="ListLabel 6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6" style:display-name="ListLabel 6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5" style:display-name="ListLabel 6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4" style:display-name="ListLabel 6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3" style:display-name="ListLabel 66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62" style:display-name="ListLabel 6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1" style:display-name="ListLabel 6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0" style:display-name="ListLabel 6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9" style:display-name="ListLabel 6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8" style:display-name="ListLabel 6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7" style:display-name="ListLabel 6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6" style:display-name="ListLabel 6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5" style:display-name="ListLabel 6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4" style:display-name="ListLabel 65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53" style:display-name="ListLabel 6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2" style:display-name="ListLabel 6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1" style:display-name="ListLabel 6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0" style:display-name="ListLabel 6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9" style:display-name="ListLabel 6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8" style:display-name="ListLabel 6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7" style:display-name="ListLabel 6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6" style:display-name="ListLabel 6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5" style:display-name="ListLabel 64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44" style:display-name="ListLabel 6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3" style:display-name="ListLabel 6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2" style:display-name="ListLabel 6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1" style:display-name="ListLabel 6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0" style:display-name="ListLabel 6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9" style:display-name="ListLabel 6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8" style:display-name="ListLabel 6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7" style:display-name="ListLabel 6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6" style:display-name="ListLabel 63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35" style:display-name="ListLabel 6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4" style:display-name="ListLabel 6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3" style:display-name="ListLabel 6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2" style:display-name="ListLabel 6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1" style:display-name="ListLabel 6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0" style:display-name="ListLabel 6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9" style:display-name="ListLabel 6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8" style:display-name="ListLabel 6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7" style:display-name="ListLabel 62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26" style:display-name="ListLabel 6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5" style:display-name="ListLabel 6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4" style:display-name="ListLabel 6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3" style:display-name="ListLabel 6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2" style:display-name="ListLabel 6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1" style:display-name="ListLabel 6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0" style:display-name="ListLabel 6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9" style:display-name="ListLabel 6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8" style:display-name="ListLabel 61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17" style:display-name="ListLabel 6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6" style:display-name="ListLabel 6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5" style:display-name="ListLabel 6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4" style:display-name="ListLabel 6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3" style:display-name="ListLabel 6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2" style:display-name="ListLabel 6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1" style:display-name="ListLabel 6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0" style:display-name="ListLabel 6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9" style:display-name="ListLabel 60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608" style:display-name="ListLabel 6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7" style:display-name="ListLabel 6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6" style:display-name="ListLabel 6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5" style:display-name="ListLabel 6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4" style:display-name="ListLabel 6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3" style:display-name="ListLabel 6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2" style:display-name="ListLabel 6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1" style:display-name="ListLabel 6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0" style:display-name="ListLabel 60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9" style:display-name="ListLabel 5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8" style:display-name="ListLabel 5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7" style:display-name="ListLabel 5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6" style:display-name="ListLabel 5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5" style:display-name="ListLabel 5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4" style:display-name="ListLabel 5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3" style:display-name="ListLabel 5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2" style:display-name="ListLabel 5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1" style:display-name="ListLabel 59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90" style:display-name="ListLabel 5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9" style:display-name="ListLabel 5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8" style:display-name="ListLabel 5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7" style:display-name="ListLabel 5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6" style:display-name="ListLabel 5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5" style:display-name="ListLabel 5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4" style:display-name="ListLabel 5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3" style:display-name="ListLabel 5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2" style:display-name="ListLabel 58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81" style:display-name="ListLabel 5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0" style:display-name="ListLabel 5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9" style:display-name="ListLabel 5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8" style:display-name="ListLabel 5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7" style:display-name="ListLabel 5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6" style:display-name="ListLabel 5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5" style:display-name="ListLabel 5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4" style:display-name="ListLabel 5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3" style:display-name="ListLabel 57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72" style:display-name="ListLabel 5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1" style:display-name="ListLabel 5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0" style:display-name="ListLabel 5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9" style:display-name="ListLabel 5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8" style:display-name="ListLabel 5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7" style:display-name="ListLabel 5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6" style:display-name="ListLabel 5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5" style:display-name="ListLabel 5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4" style:display-name="ListLabel 564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63" style:display-name="ListLabel 5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2" style:display-name="ListLabel 5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1" style:display-name="ListLabel 5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0" style:display-name="ListLabel 5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9" style:display-name="ListLabel 5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8" style:display-name="ListLabel 5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7" style:display-name="ListLabel 5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6" style:display-name="ListLabel 5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5" style:display-name="ListLabel 555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54" style:display-name="ListLabel 5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3" style:display-name="ListLabel 5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2" style:display-name="ListLabel 5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1" style:display-name="ListLabel 5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0" style:display-name="ListLabel 5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9" style:display-name="ListLabel 5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8" style:display-name="ListLabel 5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7" style:display-name="ListLabel 5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6" style:display-name="ListLabel 546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45" style:display-name="ListLabel 5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4" style:display-name="ListLabel 5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3" style:display-name="ListLabel 5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2" style:display-name="ListLabel 5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1" style:display-name="ListLabel 5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0" style:display-name="ListLabel 5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9" style:display-name="ListLabel 5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8" style:display-name="ListLabel 5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7" style:display-name="ListLabel 53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36" style:display-name="ListLabel 5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5" style:display-name="ListLabel 5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4" style:display-name="ListLabel 5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3" style:display-name="ListLabel 5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2" style:display-name="ListLabel 5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1" style:display-name="ListLabel 5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0" style:display-name="ListLabel 5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9" style:display-name="ListLabel 5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8" style:display-name="ListLabel 52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27" style:display-name="ListLabel 5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6" style:display-name="ListLabel 5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5" style:display-name="ListLabel 5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4" style:display-name="ListLabel 5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3" style:display-name="ListLabel 5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2" style:display-name="ListLabel 5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1" style:display-name="ListLabel 5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0" style:display-name="ListLabel 5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9" style:display-name="ListLabel 519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18" style:display-name="ListLabel 5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7" style:display-name="ListLabel 5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6" style:display-name="ListLabel 5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5" style:display-name="ListLabel 5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4" style:display-name="ListLabel 5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3" style:display-name="ListLabel 5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2" style:display-name="ListLabel 5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1" style:display-name="ListLabel 5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0" style:display-name="ListLabel 510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9" style:display-name="ListLabel 5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8" style:display-name="ListLabel 5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7" style:display-name="ListLabel 5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6" style:display-name="ListLabel 5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5" style:display-name="ListLabel 5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4" style:display-name="ListLabel 5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3" style:display-name="ListLabel 5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2" style:display-name="ListLabel 5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01" style:display-name="ListLabel 501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500" style:display-name="ListLabel 5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9" style:display-name="ListLabel 4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8" style:display-name="ListLabel 4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7" style:display-name="ListLabel 4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6" style:display-name="ListLabel 4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5" style:display-name="ListLabel 4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4" style:display-name="ListLabel 4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3" style:display-name="ListLabel 4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2" style:display-name="ListLabel 49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91" style:display-name="ListLabel 4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90" style:display-name="ListLabel 4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9" style:display-name="ListLabel 4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8" style:display-name="ListLabel 4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7" style:display-name="ListLabel 4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6" style:display-name="ListLabel 4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5" style:display-name="ListLabel 4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4" style:display-name="ListLabel 4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3" style:display-name="ListLabel 48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82" style:display-name="ListLabel 4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1" style:display-name="ListLabel 4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80" style:display-name="ListLabel 4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9" style:display-name="ListLabel 4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8" style:display-name="ListLabel 4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7" style:display-name="ListLabel 4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6" style:display-name="ListLabel 4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5" style:display-name="ListLabel 4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4" style:display-name="ListLabel 4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3" style:display-name="ListLabel 4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2" style:display-name="ListLabel 4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1" style:display-name="ListLabel 4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70" style:display-name="ListLabel 4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9" style:display-name="ListLabel 4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8" style:display-name="ListLabel 4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7" style:display-name="ListLabel 4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6" style:display-name="ListLabel 4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5" style:display-name="ListLabel 4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4" style:display-name="ListLabel 4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3" style:display-name="ListLabel 4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2" style:display-name="ListLabel 4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1" style:display-name="ListLabel 4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60" style:display-name="ListLabel 4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9" style:display-name="ListLabel 4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8" style:display-name="ListLabel 4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7" style:display-name="ListLabel 4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6" style:display-name="ListLabel 4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5" style:display-name="ListLabel 4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4" style:display-name="ListLabel 4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3" style:display-name="ListLabel 4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2" style:display-name="ListLabel 4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1" style:display-name="ListLabel 4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50" style:display-name="ListLabel 4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9" style:display-name="ListLabel 4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8" style:display-name="ListLabel 4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7" style:display-name="ListLabel 44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46" style:display-name="ListLabel 4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5" style:display-name="ListLabel 4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4" style:display-name="ListLabel 4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3" style:display-name="ListLabel 4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2" style:display-name="ListLabel 4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1" style:display-name="ListLabel 4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40" style:display-name="ListLabel 4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9" style:display-name="ListLabel 4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8" style:display-name="ListLabel 43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37" style:display-name="ListLabel 4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6" style:display-name="ListLabel 4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5" style:display-name="ListLabel 4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4" style:display-name="ListLabel 4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3" style:display-name="ListLabel 4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2" style:display-name="ListLabel 4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1" style:display-name="ListLabel 4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30" style:display-name="ListLabel 4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9" style:display-name="ListLabel 4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8" style:display-name="ListLabel 4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7" style:display-name="ListLabel 4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6" style:display-name="ListLabel 4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5" style:display-name="ListLabel 4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4" style:display-name="ListLabel 4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3" style:display-name="ListLabel 4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2" style:display-name="ListLabel 4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1" style:display-name="ListLabel 4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20" style:display-name="ListLabel 4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9" style:display-name="ListLabel 4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8" style:display-name="ListLabel 4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7" style:display-name="ListLabel 4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6" style:display-name="ListLabel 4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5" style:display-name="ListLabel 4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4" style:display-name="ListLabel 4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3" style:display-name="ListLabel 4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2" style:display-name="ListLabel 4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1" style:display-name="ListLabel 4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10" style:display-name="ListLabel 4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9" style:display-name="ListLabel 4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8" style:display-name="ListLabel 4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7" style:display-name="ListLabel 4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6" style:display-name="ListLabel 4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5" style:display-name="ListLabel 4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4" style:display-name="ListLabel 4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3" style:display-name="ListLabel 4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2" style:display-name="ListLabel 40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401" style:display-name="ListLabel 4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00" style:display-name="ListLabel 4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9" style:display-name="ListLabel 3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8" style:display-name="ListLabel 3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7" style:display-name="ListLabel 3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6" style:display-name="ListLabel 3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5" style:display-name="ListLabel 3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4" style:display-name="ListLabel 3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3" style:display-name="ListLabel 39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92" style:display-name="ListLabel 3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1" style:display-name="ListLabel 3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90" style:display-name="ListLabel 3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9" style:display-name="ListLabel 3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8" style:display-name="ListLabel 3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7" style:display-name="ListLabel 3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6" style:display-name="ListLabel 3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5" style:display-name="ListLabel 3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4" style:display-name="ListLabel 3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3" style:display-name="ListLabel 3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2" style:display-name="ListLabel 3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1" style:display-name="ListLabel 3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80" style:display-name="ListLabel 3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9" style:display-name="ListLabel 3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8" style:display-name="ListLabel 3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7" style:display-name="ListLabel 3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6" style:display-name="ListLabel 3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5" style:display-name="ListLabel 3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4" style:display-name="ListLabel 3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3" style:display-name="ListLabel 3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2" style:display-name="ListLabel 3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1" style:display-name="ListLabel 3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70" style:display-name="ListLabel 3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9" style:display-name="ListLabel 3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8" style:display-name="ListLabel 3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7" style:display-name="ListLabel 3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6" style:display-name="ListLabel 3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5" style:display-name="ListLabel 3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4" style:display-name="ListLabel 3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3" style:display-name="ListLabel 3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2" style:display-name="ListLabel 3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1" style:display-name="ListLabel 3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60" style:display-name="ListLabel 3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9" style:display-name="ListLabel 3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8" style:display-name="ListLabel 3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7" style:display-name="ListLabel 35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56" style:display-name="ListLabel 3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5" style:display-name="ListLabel 3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4" style:display-name="ListLabel 3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3" style:display-name="ListLabel 3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2" style:display-name="ListLabel 3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1" style:display-name="ListLabel 3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50" style:display-name="ListLabel 3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9" style:display-name="ListLabel 3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8" style:display-name="ListLabel 34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47" style:display-name="ListLabel 3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6" style:display-name="ListLabel 3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5" style:display-name="ListLabel 3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4" style:display-name="ListLabel 3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3" style:display-name="ListLabel 3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2" style:display-name="ListLabel 3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1" style:display-name="ListLabel 3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40" style:display-name="ListLabel 3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9" style:display-name="ListLabel 3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8" style:display-name="ListLabel 3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7" style:display-name="ListLabel 3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6" style:display-name="ListLabel 3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5" style:display-name="ListLabel 3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4" style:display-name="ListLabel 3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3" style:display-name="ListLabel 3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2" style:display-name="ListLabel 3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1" style:display-name="ListLabel 3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30" style:display-name="ListLabel 3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9" style:display-name="ListLabel 3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8" style:display-name="ListLabel 3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7" style:display-name="ListLabel 3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6" style:display-name="ListLabel 3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5" style:display-name="ListLabel 3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4" style:display-name="ListLabel 3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3" style:display-name="ListLabel 3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2" style:display-name="ListLabel 3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1" style:display-name="ListLabel 3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0" style:display-name="ListLabel 3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9" style:display-name="ListLabel 3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8" style:display-name="ListLabel 3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7" style:display-name="ListLabel 3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6" style:display-name="ListLabel 3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5" style:display-name="ListLabel 3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4" style:display-name="ListLabel 3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3" style:display-name="ListLabel 3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2" style:display-name="ListLabel 31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11" style:display-name="ListLabel 3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10" style:display-name="ListLabel 3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9" style:display-name="ListLabel 3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8" style:display-name="ListLabel 3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7" style:display-name="ListLabel 3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6" style:display-name="ListLabel 3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5" style:display-name="ListLabel 3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4" style:display-name="ListLabel 3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3" style:display-name="ListLabel 30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302" style:display-name="ListLabel 3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1" style:display-name="ListLabel 3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0" style:display-name="ListLabel 3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9" style:display-name="ListLabel 2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8" style:display-name="ListLabel 2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7" style:display-name="ListLabel 2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6" style:display-name="ListLabel 2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5" style:display-name="ListLabel 2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4" style:display-name="ListLabel 2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3" style:display-name="ListLabel 2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2" style:display-name="ListLabel 2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1" style:display-name="ListLabel 2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90" style:display-name="ListLabel 2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9" style:display-name="ListLabel 2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8" style:display-name="ListLabel 2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7" style:display-name="ListLabel 2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6" style:display-name="ListLabel 2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5" style:display-name="ListLabel 2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4" style:display-name="ListLabel 2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3" style:display-name="ListLabel 2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2" style:display-name="ListLabel 2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1" style:display-name="ListLabel 2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0" style:display-name="ListLabel 2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9" style:display-name="ListLabel 2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8" style:display-name="ListLabel 2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7" style:display-name="ListLabel 2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6" style:display-name="ListLabel 2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5" style:display-name="ListLabel 2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4" style:display-name="ListLabel 2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3" style:display-name="ListLabel 2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2" style:display-name="ListLabel 2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1" style:display-name="ListLabel 2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70" style:display-name="ListLabel 2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9" style:display-name="ListLabel 2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8" style:display-name="ListLabel 2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7" style:display-name="ListLabel 26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66" style:display-name="ListLabel 2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5" style:display-name="ListLabel 2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3" style:display-name="ListLabel 2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2" style:display-name="ListLabel 2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1" style:display-name="ListLabel 2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0" style:display-name="ListLabel 2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9" style:display-name="ListLabel 2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8" style:display-name="ListLabel 25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57" style:display-name="ListLabel 2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5" style:display-name="ListLabel 2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4" style:display-name="ListLabel 2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3" style:display-name="ListLabel 2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2" style:display-name="ListLabel 2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0" style:display-name="ListLabel 2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9" style:display-name="ListLabel 2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8" style:display-name="ListLabel 2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7" style:display-name="ListLabel 2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5" style:display-name="ListLabel 2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4" style:display-name="ListLabel 2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3" style:display-name="ListLabel 2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2" style:display-name="ListLabel 2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1" style:display-name="ListLabel 2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0" style:display-name="ListLabel 2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9" style:display-name="ListLabel 2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8" style:display-name="ListLabel 2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7" style:display-name="ListLabel 2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6" style:display-name="ListLabel 2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5" style:display-name="ListLabel 2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4" style:display-name="ListLabel 2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3" style:display-name="ListLabel 2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2" style:display-name="ListLabel 23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1" style:display-name="ListLabel 2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0" style:display-name="ListLabel 2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9" style:display-name="ListLabel 2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8" style:display-name="ListLabel 2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7" style:display-name="ListLabel 2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6" style:display-name="ListLabel 2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5" style:display-name="ListLabel 2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4" style:display-name="ListLabel 2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3" style:display-name="ListLabel 2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2" style:display-name="ListLabel 22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21" style:display-name="ListLabel 2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0" style:display-name="ListLabel 2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9" style:display-name="ListLabel 2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8" style:display-name="ListLabel 2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7" style:display-name="ListLabel 2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6" style:display-name="ListLabel 2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5" style:display-name="ListLabel 2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4" style:display-name="ListLabel 2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3" style:display-name="ListLabel 21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212" style:display-name="ListLabel 2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1" style:display-name="ListLabel 2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0" style:display-name="ListLabel 2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9" style:display-name="ListLabel 2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8" style:display-name="ListLabel 2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7" style:display-name="ListLabel 2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6" style:display-name="ListLabel 2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5" style:display-name="ListLabel 2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4" style:display-name="ListLabel 2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3" style:display-name="ListLabel 2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2" style:display-name="ListLabel 2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1" style:display-name="ListLabel 2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0" style:display-name="ListLabel 2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9" style:display-name="ListLabel 1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8" style:display-name="ListLabel 1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5" style:display-name="ListLabel 1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3" style:display-name="ListLabel 1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2" style:display-name="ListLabel 1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0" style:display-name="ListLabel 1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9" style:display-name="ListLabel 1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8" style:display-name="ListLabel 1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7" style:display-name="ListLabel 1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6" style:display-name="ListLabel 1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185" style:display-name="ListLabel 1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2" style:display-name="ListLabel 1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0" style:display-name="ListLabel 1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9" style:display-name="ListLabel 1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7" style:display-name="ListLabel 177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76" style:display-name="ListLabel 1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5" style:display-name="ListLabel 1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4" style:display-name="ListLabel 1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3" style:display-name="ListLabel 1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2" style:display-name="ListLabel 1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9" style:display-name="ListLabel 1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8" style:display-name="ListLabel 16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67" style:display-name="ListLabel 1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6" style:display-name="ListLabel 1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4" style:display-name="ListLabel 1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3" style:display-name="ListLabel 1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2" style:display-name="ListLabel 1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1" style:display-name="ListLabel 1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0" style:display-name="ListLabel 1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9" style:display-name="ListLabel 1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6" style:display-name="ListLabel 1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4" style:display-name="ListLabel 1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3" style:display-name="ListLabel 14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0" style:display-name="ListLabel 14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8" style:display-name="ListLabel 13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7" style:display-name="ListLabel 13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6" style:display-name="ListLabel 13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4" style:display-name="ListLabel 13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2" style:display-name="ListLabel 132" style:family="graphic">
      <style:paragraph-properties style:text-autospace="none"/>
      <style:text-properties style:font-name="Book Antiqua" fo:font-family="'Book Antiqua'" style:font-family-generic="roman" style:font-pitch="variable" fo:font-size="12pt"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31" style:display-name="ListLabel 1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0" style:display-name="ListLabel 13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122" style:display-name="ListLabel 1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5" style:display-name="ListLabel 1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2" style:display-name="ListLabel 1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1" style:display-name="ListLabel 1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9" style:display-name="ListLabel 10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2" style:display-name="ListLabel 10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9" style:display-name="ListLabel 9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7" style:display-name="ListLabel 9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6" style:display-name="ListLabel 9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4" style:display-name="ListLabel 9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3" style:display-name="ListLabel 9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1" style:display-name="ListLabel 9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0" style:display-name="ListLabel 9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8" style:display-name="ListLabel 8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7" style:display-name="ListLabel 8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5" style:display-name="ListLabel 8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4" style:display-name="ListLabel 8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2" style:display-name="ListLabel 8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1" style:display-name="ListLabel 8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9" style:display-name="ListLabel 7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8" style:display-name="ListLabel 78" style:family="graphic">
      <style:paragraph-properties style:text-autospace="none"/>
      <style:text-properties fo:font-weight="normal" style:font-name-asian="OpenSymbol2" style:font-family-asian="OpenSymbol, 'Arial Unicode MS'" style:font-pitch-asian="variable" style:font-weight-asian="normal" style:font-weight-complex="normal"/>
    </style:style>
    <style:style style:name="ListLabel_20_77" style:display-name="ListLabel 7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6" style:display-name="ListLabel 7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5" style:display-name="ListLabel 7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3" style:display-name="ListLabel 7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2" style:display-name="ListLabel 7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0" style:display-name="ListLabel 7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9" style:display-name="ListLabel 6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7" style:display-name="ListLabel 6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6" style:display-name="ListLabel 6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3" style:display-name="ListLabel 6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="Book Antiqua" fo:font-family="'Book Antiqua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Cabeçalho_20_Char" style:display-name="Cabeçalho Char" style:family="graphic">
      <style:paragraph-properties style:text-autospace="none"/>
      <style:text-properties style:font-name="Lucida Sans" fo:font-family="'Lucida Sans'" style:font-family-generic="roman" style:font-pitch="variable" style:font-name-asian="Times New Roman2" style:font-family-asian="'Times New Roman'" style:font-pitch-asian="variable" style:language-asian="ar" style:country-asian="SA"/>
    </style:style>
    <style:style style:name="Default_5f_6" style:display-name="Default_6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5" style:display-name="Default_5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Hintergrund" style:display-name="Título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3" style:font-family-asian="'Liberation Sans', Arial" style:font-pitch-asian="variable" style:font-size-asian="12pt" style:language-asian="ar" style:country-asian="SA"/>
    </style:style>
    <style:style style:name="Título1_7e_LT_7e_Hintergrundobjekte" style:display-name="Título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Liberation Sans3" style:font-family-asian="'Liberation Sans', Arial" style:font-pitch-asian="variable" style:font-size-asian="12pt" style:language-asian="ar" style:country-asian="SA"/>
    </style:style>
    <style:style style:name="Título1_7e_LT_7e_Notizen" style:display-name="Título1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Untertitel" style:display-name="Título1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Titel" style:display-name="Título1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9" style:display-name="Título1~LT~Gliederung 9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8" style:display-name="Título1~LT~Gliederung 8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7" style:display-name="Título1~LT~Gliederung 7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6" style:display-name="Título1~LT~Gliederung 6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5" style:display-name="Título1~LT~Gliederung 5" style:family="graphic">
      <style:paragraph-properties fo:margin-left="8.961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4" style:display-name="Título1~LT~Gliederung 4" style:family="graphic">
      <style:paragraph-properties fo:margin-left="6.72cm" fo:margin-right="0cm" fo:margin-top="0.31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3" style:display-name="Título1~LT~Gliederung 3" style:family="graphic">
      <style:paragraph-properties fo:margin-left="4.48cm" fo:margin-right="0cm" fo:margin-top="0.374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2" style:display-name="Título1~LT~Gliederung 2" style:family="graphic">
      <style:paragraph-properties fo:margin-left="2.24cm" fo:margin-right="0cm" fo:margin-top="0.432cm" fo:margin-bottom="0cm" style:line-height-at-least="0.623cm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ítulo1_7e_LT_7e_Gliederung_20_1" style:display-name="Título1~LT~Gliederung 1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2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headline1" style:family="graphic">
      <style:paragraph-properties fo:margin-top="0.741cm" fo:margin-bottom="0.37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indent" style:family="graphic">
      <style:paragraph-properties fo:margin-left="0cm" fo:margin-right="0cm" fo:margin-top="0cm" fo:margin-bottom="0cm" style:line-height-at-least="0.623cm" fo:text-align="start" fo:text-indent="1.058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justfied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extbody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shad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bjectwitharrow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Hintergrund" style:display-name="Padrão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false" style:font-name-asian="Liberation Sans3" style:font-family-asian="'Liberation Sans', Arial" style:font-pitch-asian="variable" style:font-size-asian="12pt" style:language-asian="ar" style:country-asian="SA"/>
    </style:style>
    <style:style style:name="Padrão_7e_LT_7e_Hintergrundobjekte" style:display-name="Padrão~LT~Hintergrundobjekte" style:family="graphic">
      <style:paragraph-properties fo:margin-top="0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/>
    </style:style>
    <style:style style:name="Padrão_7e_LT_7e_Notizen" style:display-name="Padrão~LT~Notizen" style:family="graphic">
      <style:paragraph-properties fo:margin-top="0.28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Untertitel" style:display-name="Padrão~LT~Untertitel" style:family="graphic">
      <style:paragraph-properties fo:margin-top="0.497cm" fo:margin-bottom="0cm" style:line-height-at-least="0.623cm" fo:text-align="start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Titel" style:display-name="Padrão~LT~Titel" style:family="graphic">
      <style:paragraph-properties fo:margin-top="0cm" fo:margin-bottom="0cm" style:line-height-at-least="0.623cm" fo:text-align="center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FreeSans" fo:font-family="FreeSans" style:font-family-generic="roman" style:font-pitch="variable" fo:font-size="4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9" style:display-name="Padrão~LT~Gliederung 9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8" style:display-name="Padrão~LT~Gliederung 8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7" style:display-name="Padrão~LT~Gliederung 7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6" style:display-name="Padrão~LT~Gliederung 6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5" style:display-name="Padrão~LT~Gliederung 5" style:family="graphic">
      <style:paragraph-properties fo:margin-top="0.31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4" style:display-name="Padrão~LT~Gliederung 4" style:family="graphic">
      <style:paragraph-properties fo:margin-top="0.31cm" fo:margin-bottom="0cm" style:line-height-at-least="0.623cm" fo:text-align="start" style:text-autospace="none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3" style:display-name="Padrão~LT~Gliederung 3" style:family="graphic">
      <style:paragraph-properties fo:margin-top="0.374cm" fo:margin-bottom="0cm" style:line-height-at-least="0.623cm" fo:text-align="start" style:text-autospace="none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2" style:display-name="Padrão~LT~Gliederung 2" style:family="graphic">
      <style:paragraph-properties fo:margin-top="0.432cm" fo:margin-bottom="0cm" style:line-height-at-least="0.623cm" fo:text-align="start" style:text-autospace="none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8000" loext:opacity="100%" style:text-outline="false" style:text-line-through-style="none" style:text-line-through-type="none" style:font-name="FreeSans" fo:font-family="FreeSans" style:font-family-generic="roman" style:font-pitch="variable" fo:font-size="28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adrão_7e_LT_7e_Gliederung_20_1" style:display-name="Padrão~LT~Gliederung 1" style:family="graphic">
      <style:paragraph-properties fo:margin-top="0.497cm" fo:margin-bottom="0cm" style:line-height-at-least="0.623cm" fo:text-align="start" style:text-autospace="none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language="pt" fo:country="BR" fo:font-style="normal" fo:text-shadow="none" style:text-underline-style="none" fo:font-weight="normal" style:letter-kerning="false" style:font-name-asian="Liberation Sans3" style:font-family-asian="'Liberation Sans', Arial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Math" style:family="graphic">
      <style:paragraph-properties fo:margin-left="0cm" fo:margin-right="0cm" fo:margin-top="0cm" fo:margin-bottom="0.746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cm" fo:line-height="100%" fo:text-align="center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fo:font-weight="bold" style:letter-kerning="false" style:font-name-asian="Times New Roman2" style:font-family-asian="'Times New Roman'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nd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iberation Mono" fo:font-family="'Liberation Mono', 'Courier New'" style:font-family-generic="roman" style:font-pitch="variable" fo:font-size="10pt" fo:language="pt" fo:country="BR" style:letter-kerning="false" style:font-name-asian="Liberation Mono2" style:font-family-asian="'Liberation Mono', 'Courier New'" style:font-pitch-asian="variable" style:font-size-asian="10pt" style:language-asian="ar" style:country-asian="SA"/>
    </style:style>
    <style:style style:name="Footnote" style:family="graphic">
      <style:paragraph-properties fo:margin-left="1.055cm" fo:margin-right="0cm" fo:margin-top="0cm" fo:margin-bottom="0cm" fo:line-height="100%" fo:text-align="justify" fo:text-indent="-1.055cm" style:text-autospace="none"/>
      <style:text-properties style:use-window-font-color="true" loext:opacity="0%" style:font-name="Lucida Sans" fo:font-family="'Lucida Sans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Contents" style:display-name="List Contents" style:family="graphic">
      <style:paragraph-properties fo:margin-left="1.76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List_20_Heading" style:display-name="List Heading" style:family="graphic">
      <style:paragraph-properties fo:margin-left="0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line-height="100%" fo:text-align="justify" style:text-autospace="none"/>
      <style:text-properties style:use-window-font-color="true" loext:opacity="0%" style:font-name="Tahoma" fo:font-family="Tahoma" style:font-family-generic="roman" style:font-pitch="variable" fo:font-size="8pt" fo:language="pt" fo:country="BR" style:letter-kerning="false" style:font-name-asian="Tahoma2" style:font-family-asian="Tahoma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justify" fo:text-indent="0cm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Index" style:family="graphic">
      <style:paragraph-properties fo:margin-top="0cm" fo:margin-bottom="0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0%" fo:text-align="justify" style:text-autospace="none"/>
      <style:text-properties style:use-window-font-color="true" loext:opacity="0%" style:font-name="Lucida Sans" fo:font-family="'Lucida Sans'" style:font-family-generic="roman" style:font-pitch="variable" fo:font-size="12pt" fo:language="pt" fo:country="BR" fo:font-style="italic" style:letter-kerning="false" style:font-name-asian="FreeSans2" style:font-family-asian="FreeSan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FreeSans2" style:font-family-asian="FreeSan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justify" style:text-autospace="none"/>
      <style:text-properties style:use-window-font-color="true" loext:opacity="0%" style:font-name="Lucida Sans" fo:font-family="'Lucida Sans'" style:font-family-generic="roman" style:font-pitch="variable" fo:font-size="11pt" fo:language="pt" fo:country="BR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Estilo_20_padrão_20_de_20_desenho_5f_1" style:display-name="Estilo padrão de desenho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Estilo_20_padrão_20_de_20_desenho_5f_1">
      <style:graphic-properties draw:stroke-dash="Dashed_20__28_var_29__20_4" svg:stroke-width="0.05cm" svg:stroke-color="#000000" draw:marker-start-width="0.28cm" draw:marker-end-width="0.28cm" draw:fill="none" draw:fill-gradient-name="Gradient_20_2" draw:fill-hatch-name="Hatching_20_1" draw:fill-image-name="Bitmap_20_2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17T13:52:34.466727211</meta:creation-date>
    <meta:generator>LibreOffice/7.0.4.2$Linux_X86_64 LibreOffice_project/00$Build-2</meta:generator>
    <dc:date>2023-06-21T15:30:55.690308743</dc:date>
    <meta:editing-duration>PT14H28M50S</meta:editing-duration>
    <meta:editing-cycles>75</meta:editing-cycles>
    <meta:document-statistic meta:object-count="56"/>
  </office:meta>
</office:document-meta>
</file>